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14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0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6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.934cm" fo:margin-right="0cm" fo:margin-top="0.282cm" fo:margin-bottom="0cm" fo:line-height="90%" fo:text-indent="-0.934cm" style:punctuation-wrap="hanging" style:line-break="strict"/>
    </style:style>
    <style:style style:name="P7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8" style:family="paragraph">
      <style:paragraph-properties fo:margin-left="0.952cm" fo:margin-right="0cm" fo:margin-top="0.282cm" fo:margin-bottom="0cm" fo:text-align="start" fo:text-indent="-0.952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9" style:family="paragraph">
      <style:paragraph-properties fo:margin-left="0.952cm" fo:margin-right="0cm" fo:margin-top="0.282cm" fo:margin-bottom="0cm" fo:text-align="start" fo:text-indent="-0.952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3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14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7" style:family="paragraph">
      <style:paragraph-properties fo:margin-left="0.952cm" fo:margin-right="0cm" fo:margin-top="0.211cm" fo:margin-bottom="0cm" fo:line-height="100%" fo:text-indent="-0.952cm" style:punctuation-wrap="hanging" style:line-break="strict"/>
    </style:style>
    <style:style style:name="P18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9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/>
    </style:style>
    <style:style style:name="P20" style:family="paragraph">
      <style:paragraph-properties fo:margin-left="0.952cm" fo:margin-right="0cm" fo:margin-top="0.176cm" fo:margin-bottom="0cm" fo:line-height="100%" fo:text-indent="-0.952cm" style:punctuation-wrap="hanging" style:line-break="strict"/>
    </style:style>
    <style:style style:name="P21" style:family="paragraph">
      <style:paragraph-properties fo:margin-left="0.952cm" fo:margin-right="0cm" fo:margin-top="0.282cm" fo:margin-bottom="0cm" fo:line-height="100%" fo:text-align="start" fo:text-indent="-0.952cm" style:punctuation-wrap="hanging" style:line-break="strict">
        <style:tab-stops>
          <style:tab-stop style:position="0cm"/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  <style:tab-stop style:position="26.974cm"/>
          <style:tab-stop style:position="28.244cm"/>
          <style:tab-stop style:position="28.248cm"/>
          <style:tab-stop style:position="28.253cm"/>
          <style:tab-stop style:position="28.257cm"/>
        </style:tab-stops>
      </style:paragraph-properties>
    </style:style>
    <style:style style:name="P22" style:family="paragraph">
      <style:paragraph-properties style:writing-mode="lr-tb"/>
      <style:text-properties fo:font-weight="normal" style:font-weight-asian="normal" style:font-weight-complex="normal"/>
    </style:style>
    <style:style style:name="P2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24" style:family="paragraph">
      <style:paragraph-properties fo:margin-left="0.952cm" fo:margin-right="0cm" fo:margin-top="0.194cm" fo:margin-bottom="0cm" fo:line-height="100%" fo:text-indent="-0.952cm" style:punctuation-wrap="hanging" style:line-break="strict"/>
    </style:style>
    <style:style style:name="P25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26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27" style:family="paragraph">
      <style:paragraph-properties fo:margin-left="0.934cm" fo:margin-right="0cm" fo:margin-top="0.282cm" fo:margin-bottom="0cm" fo:text-indent="-0.934cm" style:punctuation-wrap="hanging" style:line-break="strict"/>
    </style:style>
    <style:style style:name="P28" style:family="paragraph">
      <style:paragraph-properties fo:margin-left="1.891cm" fo:margin-right="0cm" fo:margin-top="0.282cm" fo:margin-bottom="0cm" fo:line-height="100%" fo:text-indent="-1.891cm" style:punctuation-wrap="hanging" style:line-break="strict"/>
    </style:style>
    <style:style style:name="P29" style:family="paragraph">
      <style:paragraph-properties fo:margin-left="1.9cm" fo:margin-right="0cm" fo:margin-top="0.282cm" fo:margin-bottom="0cm" fo:text-indent="-1.896cm" style:punctuation-wrap="hanging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family="ARial" style:font-family-generic="swiss" style:font-pitch="variable" fo:language="en" fo:country="US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8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family="'Courier New'" style:font-family-generic="modern" style:font-pitch="fixed" fo:font-size="24pt" fo:language="en" fo:country="US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10" style:family="text">
      <style:text-properties fo:font-family="'Courier New'" style:font-family-generic="modern" style:font-pitch="fixed" fo:font-size="24pt" fo:language="en" fo:country="US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1" style:family="text">
      <style:text-properties fo:font-family="'Courier New'" style:font-family-generic="modern" style:font-pitch="fixed" fo:font-size="20pt" fo:language="en" fo:country="US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T12" style:family="text">
      <style:text-properties fo:color="#ff0000" fo:font-size="20pt" fo:language="en" fo:country="US" fo:font-weight="normal" style:font-size-asian="20pt" style:font-weight-asian="normal" style:font-size-complex="20pt" style:font-weight-complex="normal"/>
    </style:style>
    <style:style style:name="T13" style:family="text">
      <style:text-properties fo:color="#ff0000" fo:font-size="20pt" fo:language="en" fo:country="US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color="#ff0000" fo:font-size="20pt" fo:language="en" fo:country="US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16" style:family="text">
      <style:text-properties fo:font-size="40pt" fo:language="en" fo:country="US" style:font-size-asian="40pt" style:font-size-complex="40pt"/>
    </style:style>
    <style:style style:name="T17" style:family="text">
      <style:text-properties fo:font-family="'Courier New'" style:font-family-generic="modern" style:font-pitch="fixed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8" style:family="text">
      <style:text-properties fo:font-family="'Courier New'" style:font-family-generic="modern" style:font-pitch="fixed" fo:font-size="24pt" fo:language="en" fo:country="US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9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0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3" style:family="text">
      <style:text-properties fo:font-family="'Courier 10 Pitch'" style:font-pitch="fixed" fo:font-size="24pt" fo:language="en" fo:country="US" style:font-size-asian="24pt" style:font-size-complex="24pt"/>
    </style:style>
    <style:style style:name="T24" style:family="text">
      <style:text-properties fo:font-family="'Courier 10 Pitch'" style:font-pitch="fixed" fo:font-size="24pt" fo:language="en" fo:country="US" fo:font-weight="bold" style:font-size-asian="24pt" style:font-weight-asian="bold" style:font-size-complex="24pt" style:font-weight-complex="bold"/>
    </style:style>
    <style:style style:name="T25" style:family="text">
      <style:text-properties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font-family="'Courier 10 Pitch'" style:font-pitch="fixed" fo:language="en" fo:country="US"/>
    </style:style>
    <style:style style:name="T28" style:family="text">
      <style:text-properties fo:font-size="26pt" fo:language="en" fo:country="US" style:font-size-asian="26pt" style:font-size-complex="26pt"/>
    </style:style>
    <style:style style:name="T29" style:family="text">
      <style:text-properties fo:color="#ff0000" fo:font-family="'Courier 10 Pitch'" style:font-pitch="fixed" fo:language="en" fo:country="US"/>
    </style:style>
    <style:style style:name="T30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1" style:family="text">
      <style:text-properties fo:font-family="ARial" style:font-family-generic="swiss" fo:language="en" fo:country="US"/>
    </style:style>
    <style:style style:name="T32" style:family="text">
      <style:text-properties fo:font-size="160pt" fo:language="en" fo:country="US" style:font-size-asian="160pt" style:font-size-complex="16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">
        <style:list-level-properties text:min-label-width="1.891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space-before="0.004cm" text:min-label-width="1.89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0.004cm" text:min-label-width="1.89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space-before="0.004cm" text:min-label-width="1.89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ctiveJDBC == ActiveRecord for Java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By Igor Polevoy</text:span></text:p>
            <text:p text:style-name="P3"><text:span text:style-name="T2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856cm" svg:height="3.432cm" svg:x="1.27cm" svg:y="0.634cm" presentation:class="title" presentation:user-transformed="true">
          <draw:text-box>
            <text:p text:style-name="P1"><text:span text:style-name="T3">Who the heck is Igor Polevoy?</text:span><text:span text:style-name="T3"><text:line-break/></text:span><text:span text:style-name="T4">and why should we trust him?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Developer like you</text:span></text:p>
              </text:list-item>
              <text:list-item>
                <text:p text:style-name="P4"><text:span text:style-name="T5">Architect</text:span></text:p>
              </text:list-item>
              <text:list-item>
                <text:p text:style-name="P4"><text:span text:style-name="T5">Teach Java/Rails at DePaul IPD</text:span></text:p>
              </text:list-item>
              <text:list-item>
                <text:p text:style-name="P4"><text:span text:style-name="T5">Battle-beaten on IT projects</text:span></text:p>
              </text:list-item>
              <text:list-item>
                <text:p text:style-name="P4"><text:span text:style-name="T5">Currently hacking away at Groupon, Chicago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..but why?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Hibernate</text:span></text:p>
              </text:list-item>
              <text:list-item>
                <text:p text:style-name="P5"><text:span text:style-name="T5">JDO</text:span></text:p>
              </text:list-item>
              <text:list-item>
                <text:p text:style-name="P5"><text:span text:style-name="T5">JPA</text:span></text:p>
              </text:list-item>
              <text:list-item>
                <text:p text:style-name="P5"><text:span text:style-name="T5">iBatis</text:span></text:p>
              </text:list-item>
              <text:list-item>
                <text:p text:style-name="P5"><text:span text:style-name="T5">Castor</text:span></text:p>
              </text:list-item>
              <text:list-item>
                <text:p text:style-name="P5"><text:span text:style-name="T5">Torque</text:span></text:p>
              </text:list-item>
              <text:list-item>
                <text:p text:style-name="P5"><text:span text:style-name="T5">JPersist</text:span></text:p>
              </text:list-item>
              <text:list-item>
                <text:p text:style-name="P5"><text:span text:style-name="T5">…</text:span><text:span text:style-name="T5">20 more??</text:span></text:p>
              </text:list-item>
            </text:list>
            <text:p text:style-name="P6"><text:span text:style-name="T5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issatisfaction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Hibernate: very powerful, but complicated, hard to setup, people have theories how it works, feels like a straight jacket, hard to learn</text:span></text:p>
              </text:list-item>
              <text:list-item>
                <text:p text:style-name="P5"><text:span text:style-name="T5">JPA – different configuration on every platform, not as feature reach as Hibernate, feels like a black box. </text:span></text:p>
              </text:list-item>
              <text:list-item>
                <text:p text:style-name="P5"><text:span text:style-name="T5">Most of all: getters/setters</text:span></text:p>
              </text:list-item>
              <text:list-item>
                <text:p text:style-name="P5"><text:span text:style-name="T5">Not OO!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ctiveRecord just feels right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DHH is a great API designer</text:span></text:p>
              </text:list-item>
              <text:list-item>
                <text:p text:style-name="P5"><text:span text:style-name="T5">AR simple to use, yet provides a level of sophistication</text:span></text:p>
              </text:list-item>
              <text:list-item>
                <text:p text:style-name="P5"><text:span text:style-name="T5">Does not try to solve every problem under sun, but covers 80% of what you need; you can get your work done faster…much faster!</text:span></text:p>
              </text:list-item>
              <text:list-item>
                <text:p text:style-name="P5"><text:span text:style-name="T5">Complicated DB schemas ==usually== wrong desig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ho are parents of invention?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7"><text:span text:style-name="T3">If </text:span><text:span text:style-name="T6">necessity </text:span><text:span text:style-name="T3">is a mother</text:span></text:p>
            <text:p text:style-name="P8"><text:span text:style-name="T3"><text:tab/></text:span><text:span text:style-name="T3">then…</text:span></text:p>
            <text:p text:style-name="P9"><text:span text:style-name="T6">laziness</text:span><text:span text:style-name="T3"> is its father!</text:span></text:p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ctiveJDBC Design principles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2">Should infer metadata from DB</text:span></text:p>
              </text:list-item>
              <text:list-item>
                <text:p text:style-name="P10"><text:span text:style-name="T2">Should be very easy to work with</text:span></text:p>
              </text:list-item>
              <text:list-item>
                <text:p text:style-name="P10"><text:span text:style-name="T2">Should reduce amount of code to a minimum</text:span></text:p>
              </text:list-item>
              <text:list-item>
                <text:p text:style-name="P10"><text:span text:style-name="T2">No configuration, just conventions</text:span></text:p>
              </text:list-item>
              <text:list-item>
                <text:p text:style-name="P10"><text:span text:style-name="T2">Conventions are overridable in code</text:span></text:p>
              </text:list-item>
              <text:list-item>
                <text:p text:style-name="P10"><text:span text:style-name="T2">No need to learn another language</text:span></text:p>
              </text:list-item>
              <text:list-item>
                <text:p text:style-name="P10"><text:span text:style-name="T2">No need to learn another QL - SQL is sufficient</text:span></text:p>
              </text:list-item>
              <text:list-item>
                <text:p text:style-name="P10"><text:span text:style-name="T2">Code must be lightweight and intuitive, should read like English</text:span></text:p>
              </text:list-item>
              <text:list-item>
                <text:p text:style-name="P10"><text:span text:style-name="T2">No sessions, no "attaching, re-attaching"</text:span></text:p>
              </text:list-item>
              <text:list-item>
                <text:p text:style-name="P10"><text:span text:style-name="T2">No persistence managers.</text:span></text:p>
              </text:list-item>
              <text:list-item>
                <text:p text:style-name="P10"><text:span text:style-name="T2">No classes outside your own models.</text:span></text:p>
              </text:list-item>
              <text:list-item>
                <text:p text:style-name="P10"><text:span text:style-name="T2">Models are lightweight, no transient fields</text:span></text:p>
              </text:list-item>
              <text:list-item>
                <text:p text:style-name="P10"><text:span text:style-name="T2">No proxying. What you write is what you get (WYWIWYG :))</text:span></text:p>
              </text:list-item>
              <text:list-item>
                <text:p text:style-name="P10"><text:span text:style-name="T2">Should have the least possible resistance to startup a project</text:span></text:p>
              </text:list-item>
              <text:list-item>
                <text:p text:style-name="P10"><text:span text:style-name="T2">No useless getters and setters (they just pollute code). You can still write them if you like.</text:span></text:p>
              </text:list-item>
              <text:list-item>
                <text:p text:style-name="P10"><text:span text:style-name="T2">No DAOs and DTOs - this is mostly junk code anyway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ctiveJDBC is thin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1"><text:span text:style-name="T7">The main design principl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thin!!!</text:span></text:p>
                  </text:list-item>
                  <text:list-item>
                    <text:p text:style-name="P12"><text:span text:style-name="T8">4 – 5 methods on stack traces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Fast: simple non-scientific performance test: read 50K records from DB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2 times slower than JDBC</text:span></text:p>
                  </text:list-item>
                  <text:list-item>
                    <text:p text:style-name="P12"><text:span text:style-name="T8">40% times faster than Hibernate</text:span></text:p>
                  </text:list-item>
                  <text:list-item>
                    <text:p text:style-name="P12"><text:span text:style-name="T8">no cache enabled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No dependencies...almos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Slf4j</text:span></text:p>
                  </text:list-item>
                  <text:list-item>
                    <text:p text:style-name="P12"><text:span text:style-name="T8">OSCache (only if needed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Size ~ 100k jar</text:span></text:p>
              </text:list-item>
            </text:list>
            <text:p text:style-name="P13"><text:span text:style-name="T7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Surrogate PKs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Same as ActiveRecord</text:span></text:p>
              </text:list-item>
              <text:list-item>
                <text:p text:style-name="P4"><text:span text:style-name="T5">Easy with MySQL, PostgreSQL</text:span></text:p>
              </text:list-item>
              <text:list-item>
                <text:p text:style-name="P4"><text:span text:style-name="T5">Harder with Oracle (but doable, more SQL, see website)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riting Models (Entities)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7"><text:span text:style-name="T3"/></text:p>
            <text:p text:style-name="P7"><text:span text:style-name="T3"/></text:p>
          </draw:text-box>
        </draw:frame>
        <draw:custom-shape draw:style-name="gr2" draw:text-style-name="P2" draw:layer="layout" svg:width="18.883cm" svg:height="1.019cm" svg:x="2.284cm" svg:y="5.81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2.013cm" svg:height="7.587cm" svg:x="2.54cm" svg:y="6.35cm">
          <text:p text:style-name="P14"><text:span text:style-name="T3">Fully functional model:</text:span></text:p>
          <text:p text:style-name="P15"><text:span text:style-name="T9">public class Person extends Model {}</text:span></text:p>
          <text:p text:style-name="P15"><text:span text:style-name="T10"/></text:p>
          <text:list text:style-name="L7">
            <text:list-item>
              <text:p text:style-name="P16"><text:span text:style-name="T3">Maps to table PEOPLE</text:span></text:p>
            </text:list-item>
            <text:list-item>
              <text:p text:style-name="P16"><text:span text:style-name="T3">Know all necessary details about this table from database</text:span></text:p>
            </text:list-item>
            <text:list-item>
              <text:p text:style-name="P16"><text:span text:style-name="T3">Immediately ready for CRUD oper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lect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17"><text:span text:style-name="T10"/></text:p>
            <text:p text:style-name="P17"><text:span text:style-name="T10">List&lt;Person&gt; johns = <text:s/></text:span></text:p>
            <text:p text:style-name="P17"><text:span text:style-name="T10"/></text:p>
            <text:p text:style-name="P18"><text:span text:style-name="T10"><text:tab/></text:span><text:span text:style-name="T10">Person.where(“last_name =‘John’”);</text:span></text:p>
            <text:p text:style-name="P19"><text:span text:style-name="T10"/></text:p>
            <text:p text:style-name="P19"><text:span text:style-name="T10">//iterate:</text:span></text:p>
            <text:p text:style-name="P19"><text:span text:style-name="T10">for(Person p: people){</text:span></text:p>
            <text:p text:style-name="P18"><text:span text:style-name="T10"><text:tab/></text:span><text:span text:style-name="T10">log(p);</text:span></text:p>
            <text:p text:style-name="P19"><text:span text:style-name="T10">}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lect with associations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0"><text:span text:style-name="T11">class Address extends Model{}</text:span></text:p>
            <text:p text:style-name="P20"><text:span text:style-name="T11">//table ADDRESSES has column person_id</text:span></text:p>
            <text:p text:style-name="P20"><text:span text:style-name="T11"/></text:p>
            <text:p text:style-name="P20"><text:span text:style-name="T11"/></text:p>
            <text:p text:style-name="P20"><text:span text:style-name="T11">Person p = Person.findFirst(“ssn = ?”,”123-34-5678”);</text:span></text:p>
            <text:p text:style-name="P20"><text:span text:style-name="T11"/></text:p>
            <text:p text:style-name="P20"><text:span text:style-name="T11">List&lt;Address&gt; addresses = p.getAll(Address.class);</text:span></text:p>
            <text:p text:style-name="P20"><text:span text:style-name="T11"/></text:p>
            <text:p text:style-name="P20"><text:span text:style-name="T12">Same API </text:span><text:span text:style-name="T13">exactly</text:span><text:span text:style-name="T12"> for One to Many, Many to Many and Polymorphic associations!</text:span></text:p>
            <text:p text:style-name="P20"><text:span text:style-name="T14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lect with Fluent Interfaces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1"><text:span text:style-name="T15">List&lt;Person&gt; people =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erson.where(“age &gt; 21”)</text:span></text:p>
            <text:p text:style-name="P21"><text:span text:style-name="T15"><text:s/></text:span><text:span text:style-name="T15"><text:tab/></text:span><text:span text:style-name="T15"><text:tab/></text:span><text:span text:style-name="T15"><text:tab/></text:span><text:span text:style-name="T15">.limit(40)</text:span></text:p>
            <text:p text:style-name="P21"><text:span text:style-name="T15"><text:tab/></text:span><text:span text:style-name="T15"><text:tab/></text:span><text:span text:style-name="T15"><text:tab/></text:span><text:span text:style-name="T15">.offset(20)</text:span></text:p>
            <text:p text:style-name="P21"><text:span text:style-name="T15"><text:tab/></text:span><text:span text:style-name="T15"><text:tab/></text:span><text:span text:style-name="T15"><text:tab/></text:span><text:span text:style-name="T15">.orderBy("age asc");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reate new data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17"><text:span text:style-name="T9">Person p = new Person();</text:span></text:p>
            <text:p text:style-name="P17"><text:span text:style-name="T9">p.set("first_name", "John");</text:span></text:p>
            <text:p text:style-name="P17"><text:span text:style-name="T9">p.set("last_name", "Doe");</text:span></text:p>
            <text:p text:style-name="P17"><text:span text:style-name="T9">p.set("dob", "1935-12-06");</text:span></text:p>
            <text:p text:style-name="P17"><text:span text:style-name="T9">p.saveIt();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6">Create shortcuts (method chaining)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3"><text:span text:style-name="T15">Person p = new Person();</text:span></text:p>
            <text:p text:style-name="P23"><text:span text:style-name="T15"><text:s text:c="3"/></text:span><text:span text:style-name="T15">p.set("name", "John")</text:span></text:p>
            <text:p text:style-name="P23"><text:span text:style-name="T15"><text:s text:c="4"/></text:span><text:span text:style-name="T15">.set("last_name","Doe")</text:span></text:p>
            <text:p text:style-name="P23"><text:span text:style-name="T15"><text:s text:c="4"/></text:span><text:span text:style-name="T15">.set("dob", "1935-12-06")</text:span></text:p>
            <text:p text:style-name="P23"><text:span text:style-name="T15"><text:s text:c="4"/></text:span><text:span text:style-name="T15">.saveIt();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reate class shortcut</text:span></text:p>
          </draw:text-box>
        </draw:frame>
        <draw:frame presentation:style-name="pr7" draw:text-style-name="P22" draw:layer="layout" svg:width="22.86cm" svg:height="12.572cm" svg:x="1.27cm" svg:y="4.445cm" presentation:class="outline" presentation:user-transformed="true">
          <draw:text-box>
            <text:p text:style-name="P23"><text:span text:style-name="T15">Person.createIt("first_name", "Sam", "last_name", "Margulis", "dob", "2001-01-07");</text:span></text:p>
            <text:p text:style-name="P23"><text:span text:style-name="T15"/></text:p>
            <text:p text:style-name="P23"><text:span text:style-name="T15">Arguments: name, value, name1, value1, etc., reads like English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Validations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4"><text:span text:style-name="T17">public class Person extends Model {</text:span></text:p>
            <text:p text:style-name="P24"><text:span text:style-name="T17"><text:s/></text:span><text:span text:style-name="T17">static{</text:span></text:p>
            <text:p text:style-name="P24"><text:span text:style-name="T17"><text:s text:c="3"/></text:span><text:span text:style-name="T17">validatePresenceOf("first_name","last_name";</text:span></text:p>
            <text:p text:style-name="P24"><text:span text:style-name="T17"><text:s text:c="2"/></text:span><text:span text:style-name="T17">} <text:s text:c="3"/></text:span></text:p>
            <text:p text:style-name="P24"><text:span text:style-name="T17">}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Validation, fluent interfaces style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5"><text:span text:style-name="T18">public class Percentage extends Model {</text:span></text:p>
            <text:p text:style-name="P25"><text:span text:style-name="T18"><text:s text:c="4"/></text:span><text:span text:style-name="T18">static{</text:span></text:p>
            <text:p text:style-name="P25"><text:span text:style-name="T18"><text:s text:c="8"/></text:span><text:span text:style-name="T18">validateNumericalityOf("total")</text:span></text:p>
            <text:p text:style-name="P25"><text:span text:style-name="T18"><text:s text:c="8"/></text:span><text:span text:style-name="T18">.allowNull(true)</text:span></text:p>
            <text:p text:style-name="P25"><text:span text:style-name="T18"><text:s text:c="8"/></text:span><text:span text:style-name="T18">.greaterThan(0)</text:span></text:p>
            <text:p text:style-name="P25"><text:span text:style-name="T18"><text:s text:c="8"/></text:span><text:span text:style-name="T18">.lessThan(100)</text:span></text:p>
            <text:p text:style-name="P25"><text:span text:style-name="T18"><text:s text:c="8"/></text:span><text:span text:style-name="T18">.onlyInteger()</text:span></text:p>
            <text:p text:style-name="P25"><text:span text:style-name="T18"><text:s text:c="8"/></text:span><text:span text:style-name="T18">.message("incorrect 'total'");</text:span></text:p>
            <text:p text:style-name="P25"><text:span text:style-name="T18"><text:s text:c="4"/></text:span><text:span text:style-name="T18">}</text:span></text:p>
            <text:p text:style-name="P25"><text:span text:style-name="T18">}</text:span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ave() and saveit()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Same as </text:span><text:span text:style-name="T19">save</text:span><text:span text:style-name="T3"> </text:span><text:span text:style-name="T5">and</text:span><text:span text:style-name="T3"> </text:span><text:span text:style-name="T19">save!</text:span><text:span text:style-name="T3"> </text:span><text:span text:style-name="T5">in ActiveRecord</text:span></text:p>
              </text:list-item>
            </text:list>
            <text:p text:style-name="P26"><text:span text:style-name="T5"/></text:p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2" draw:layer="layout" svg:width="22.86cm" svg:height="3.185cm" svg:x="1.27cm" svg:y="0.758cm" presentation:class="title" presentation:user-transformed="true">
          <draw:text-box>
            <text:p text:style-name="P1"><text:span text:style-name="T3">One to Many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7"><text:span text:style-name="T3">User:</text:span></text:p>
            <text:p text:style-name="P23"><text:span text:style-name="T20">public class User extends Model {}</text:span></text:p>
            <text:p text:style-name="P23"><text:span text:style-name="T3">Address:</text:span></text:p>
            <text:p text:style-name="P23"><text:span text:style-name="T20">public class Address extends Model {}</text:span></text:p>
            <text:p text:style-name="P23"><text:span text:style-name="T20"/></text:p>
            <text:p text:style-name="P23"><text:span text:style-name="T20">List&lt;Address&gt; addresses = user.getAll(Address.class);</text:span></text:p>
            <text:p text:style-name="P23"><text:span text:style-name="T21"/></text:p>
            <text:p text:style-name="P23"><text:span text:style-name="T21">Condition: table </text:span><text:span text:style-name="T22">ADDRESSES</text:span><text:span text:style-name="T21"> needs to have <text:s/>column </text:span><text:span text:style-name="T22">user_id </text:span></text:p>
            <text:p text:style-name="P23"><text:span text:style-name="T22"/></text:p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2" draw:layer="layout" svg:width="22.86cm" svg:height="3.185cm" svg:x="1.27cm" svg:y="0.758cm" presentation:class="title" presentation:user-transformed="true">
          <draw:text-box>
            <text:p text:style-name="P1"><text:span text:style-name="T3">Many to many</text:span></text:p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p text:style-name="P27"><text:span text:style-name="T3">Model for table DOCTORS:</text:span></text:p>
            <text:p text:style-name="P26"><text:span text:style-name="T23">public class Doctor extends Model {}</text:span></text:p>
            <text:p text:style-name="P26"><text:span text:style-name="T3">Model for table PATIENTS:</text:span></text:p>
            <text:p text:style-name="P26"><text:span text:style-name="T23">public class Patient extends Model {}</text:span></text:p>
            <text:p text:style-name="P26"><text:span text:style-name="T23">List&lt;Patient&gt; patients = doctor.getAll(Patient.class);</text:span></text:p>
            <text:p text:style-name="P26"><text:span text:style-name="T24">or:</text:span></text:p>
            <text:p text:style-name="P26"><text:span text:style-name="T23">List&lt;Doctor&gt; doctors = patient.getAll(Doctor.class);</text:span></text:p>
            <text:list text:style-name="L4">
              <text:list-item>
                <text:p text:style-name="P4"><text:span text:style-name="T7">Condition: have table </text:span><text:span text:style-name="T25">DOCTORS_PATIENTS</text:span><text:span text:style-name="T7"> with columns </text:span><text:span text:style-name="T25">doctor_id</text:span><text:span text:style-name="T7">, </text:span><text:span text:style-name="T25">patient_id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text-style-name="P2" draw:layer="layout" svg:width="22.86cm" svg:height="3.988cm" svg:x="1.27cm" svg:y="0.356cm" presentation:class="title" presentation:user-transformed="true">
          <draw:text-box>
            <text:p text:style-name="P1"><text:span text:style-name="T3">Adding/removing associated entries </text:span></text:p>
          </draw:text-box>
        </draw:frame>
        <draw:frame presentation:style-name="pr11" draw:text-style-name="P2" draw:layer="layout" svg:width="22.86cm" svg:height="12.823cm" svg:x="1.27cm" svg:y="4.444cm" presentation:class="outline" presentation:user-transformed="true">
          <draw:text-box>
            <text:p text:style-name="P7"><text:span text:style-name="T26">Adding:</text:span></text:p>
            <text:p text:style-name="P23"><text:span text:style-name="T27">user.add(address); <text:s text:c="6"/>//one to many</text:span></text:p>
            <text:p text:style-name="P23"><text:span text:style-name="T27">doctor.add(patient); <text:s text:c="4"/>//many to many</text:span></text:p>
            <text:p text:style-name="P23"><text:span text:style-name="T27">article.add(tag); <text:s text:c="7"/>//polymorphic</text:span></text:p>
            <text:p text:style-name="P23"><text:span text:style-name="T26">Removing:</text:span></text:p>
            <text:p text:style-name="P23"><text:span text:style-name="T27">user.remove(address); <text:s text:c="3"/>//one to many</text:span></text:p>
            <text:p text:style-name="P23"><text:span text:style-name="T27">doctor.remove(patient); <text:s/>//many to many</text:span></text:p>
            <text:p text:style-name="P23"><text:span text:style-name="T27">article.remove(tag); <text:s text:c="4"/>//polymorphic</text:span></text:p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Auto-generated fields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28"><text:span text:style-name="T27"/></text:p>
            <text:list text:style-name="L3">
              <text:list-item>
                <text:p text:style-name="P4"><text:span text:style-name="T27">created_at – </text:span><text:span text:style-name="T5">set at creation time</text:span></text:p>
              </text:list-item>
              <text:list-item>
                <text:p text:style-name="P4"><text:span text:style-name="T27">updated_at – </text:span><text:span text:style-name="T5">set at update time, as well as batch updates</text:span></text:p>
              </text:list-item>
              <text:list-item>
                <text:p text:style-name="P4"><text:span text:style-name="T27">id </text:span><text:span text:style-name="T5">(can override name, value generated by DB)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text-style-name="P2" draw:layer="layout" svg:width="22.856cm" svg:height="3.988cm" svg:x="1.27cm" svg:y="0.356cm" presentation:class="title" presentation:user-transformed="true">
          <draw:text-box>
            <text:p text:style-name="P1"><text:span text:style-name="T3">Caching</text:span><text:span text:style-name="T3"><text:line-break/></text:span><text:span text:style-name="T3"/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7"><text:span text:style-name="T21">@Cached</text:span></text:p>
            <text:p text:style-name="P7"><text:span text:style-name="T21">public class Library extends Model {}</text:span></text:p>
            <text:p text:style-name="P7"><text:span text:style-name="T21"/></text:p>
            <text:p text:style-name="P23"><text:span text:style-name="T7">Supports efficient clustering (courtesy OSCache)</text:span></text:p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Life-cycle callbacks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7"><text:span text:style-name="T3"><text:s/></text:span><text:span text:style-name="T3">void beforeSave();</text:span></text:p>
            <text:p text:style-name="P7"><text:span text:style-name="T3"><text:s/></text:span><text:span text:style-name="T3">void afterSave();</text:span></text:p>
            <text:p text:style-name="P7"><text:span text:style-name="T3"><text:s/></text:span><text:span text:style-name="T3">void beforeCreate();</text:span></text:p>
            <text:p text:style-name="P7"><text:span text:style-name="T3"><text:s/></text:span><text:span text:style-name="T3">void afterCreate();</text:span></text:p>
            <text:p text:style-name="P7"><text:span text:style-name="T3"><text:s/></text:span><text:span text:style-name="T3">void beforeDelete();</text:span></text:p>
            <text:p text:style-name="P7"><text:span text:style-name="T3"><text:s/></text:span><text:span text:style-name="T3">void afterDelete();</text:span></text:p>
            <text:p text:style-name="P7"><text:span text:style-name="T3"><text:s/></text:span><text:span text:style-name="T3">void beforeValidation();</text:span></text:p>
            <text:p text:style-name="P7"><text:span text:style-name="T3"><text:s/></text:span><text:span text:style-name="T3">void afterValidation();</text:span></text:p>
            <text:p text:style-name="P7"><text:span text:style-name="T3"/></text:p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Callback example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p text:style-name="P7"><text:span text:style-name="T28">public class User extends Model{</text:span></text:p>
            <text:p text:style-name="P7"><text:span text:style-name="T28"><text:s text:c="3"/></text:span><text:span text:style-name="T28">public void beforeSave(){</text:span></text:p>
            <text:p text:style-name="P7"><text:span text:style-name="T28"><text:s text:c="6"/></text:span><text:span text:style-name="T28">set("password" encryptPassword());</text:span></text:p>
            <text:p text:style-name="P7"><text:span text:style-name="T28"><text:s text:c="3"/></text:span><text:span text:style-name="T28">} <text:s text:c="2"/></text:span></text:p>
            <text:p text:style-name="P7"><text:span text:style-name="T28"><text:s text:c="3"/></text:span><text:span text:style-name="T28">private String encryptPassword(){</text:span></text:p>
            <text:p text:style-name="P7"><text:span text:style-name="T28"><text:s text:c="6"/></text:span><text:span text:style-name="T28">//do what it takes</text:span></text:p>
            <text:p text:style-name="P7"><text:span text:style-name="T28"><text:s text:c="6"/></text:span><text:span text:style-name="T28">return encrypted;</text:span></text:p>
            <text:p text:style-name="P7"><text:span text:style-name="T28"><text:s text:c="3"/></text:span><text:span text:style-name="T28">}</text:span></text:p>
            <text:p text:style-name="P7"><text:span text:style-name="T28">}</text:span></text:p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Lazy/Eager</text:span></text:p>
          </draw:text-box>
        </draw:frame>
        <draw:frame presentation:style-name="pr12" draw:text-style-name="P2" draw:layer="layout" svg:width="22.856cm" svg:height="15.24cm" svg:x="1.27cm" svg:y="3.175cm" presentation:class="outline" presentation:user-transformed="true">
          <draw:text-box>
            <text:p text:style-name="P28"><text:span text:style-name="T5">ActiveJDBC is lazy by default. </text:span></text:p>
            <text:p text:style-name="P28"><text:span text:style-name="T5">If you need to load eager, use </text:span><text:span text:style-name="T27">include()</text:span><text:span text:style-name="T5">: </text:span></text:p>
            <text:p text:style-name="P28"><text:span text:style-name="T27">List&lt;User&gt; users = </text:span></text:p>
            <text:p text:style-name="P28"><text:span text:style-name="T27"><text:s text:c="3"/></text:span><text:span text:style-name="T27">User.findAll().orderBy("id")</text:span></text:p>
            <text:p text:style-name="P28"><text:span text:style-name="T27"><text:s text:c="8"/></text:span><text:span text:style-name="T27">.</text:span><text:span text:style-name="T29">include</text:span><text:span text:style-name="T27">(Address.class);</text:span></text:p>
            <text:p text:style-name="P28"><text:span text:style-name="T5">Addresses are loaded eagerly.</text:span></text:p>
            <text:p text:style-name="P28"><text:span text:style-name="T5">Include works for:</text:span></text:p>
            <text:list text:style-name="L8">
              <text:list-item>
                <text:p text:style-name="P4"><text:span text:style-name="T7">One to many children</text:span></text:p>
              </text:list-item>
              <text:list-item>
                <text:p text:style-name="P4"><text:span text:style-name="T7">One to many parents</text:span></text:p>
              </text:list-item>
              <text:list-item>
                <text:p text:style-name="P4"><text:span text:style-name="T7">Many to many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text-style-name="P2" draw:layer="layout" svg:width="22.856cm" svg:height="3.181cm" svg:x="1.27cm" svg:y="0.758cm" presentation:class="title" presentation:user-transformed="true">
          <draw:text-box>
            <text:p text:style-name="P1"><text:span text:style-name="T3">Logging</text:span></text:p>
          </draw:text-box>
        </draw:frame>
        <draw:frame presentation:style-name="pr5" draw:text-style-name="P2" draw:layer="layout" svg:width="22.856cm" svg:height="12.568cm" svg:x="1.27cm" svg:y="4.445cm" presentation:class="outline" presentation:user-transformed="true">
          <draw:text-box>
            <text:list text:style-name="L9">
              <text:list-item>
                <text:p text:style-name="P4"><text:span text:style-name="T5">Uses SFL4J – hookup a log system </text:span><text:span text:style-name="T30">de jur</text:span></text:p>
              </text:list-item>
              <text:list-item>
                <text:p text:style-name="P4"><text:span text:style-name="T5">By default will not log anything</text:span></text:p>
              </text:list-item>
              <text:list-item>
                <text:p text:style-name="P4"><text:span text:style-name="T5">Will log everything at INFO level:</text:span></text:p>
              </text:list-item>
            </text:list>
            <text:p text:style-name="P29"><text:span text:style-name="T3"><text:s text:c="6"/></text:span><text:span text:style-name="T3">java -Dactivejdbc.log com.acme.YourProgram</text:span></text:p>
            <text:list text:style-name="L10">
              <text:list-item>
                <text:p text:style-name="P4"><text:span text:style-name="T5">Will log whatever matches regexp:</text:span></text:p>
              </text:list-item>
            </text:list>
            <text:p text:style-name="P29"><text:span text:style-name="T3"><text:s text:c="6"/></text:span><text:span text:style-name="T3">-Dactivejdbc.log=your-reg-exp</text:span></text:p>
            <text:list text:style-name="L11">
              <text:list-item>
                <text:p text:style-name="P29"><text:span text:style-name="T31">Can change matching expressionat run tim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2" draw:layer="layout" svg:width="22.847cm" svg:height="3.176cm" svg:x="1.269cm" svg:y="0.757cm" presentation:class="title" presentation:user-transformed="true">
          <draw:text-box>
            <text:p text:style-name="P1"><text:span text:style-name="T3">Questions</text:span></text:p>
          </draw:text-box>
        </draw:frame>
        <draw:frame presentation:style-name="pr13" draw:text-style-name="P2" draw:layer="layout" svg:width="22.847cm" svg:height="12.559cm" svg:x="1.269cm" svg:y="4.444cm" presentation:class="outline" presentation:user-transformed="true">
          <draw:text-box>
            <text:p text:style-name="P7"><text:span text:style-name="T32"><text:s text:c="3"/></text:span><text:span text:style-name="T32">?</text:span></text:p>
          </draw:text-box>
        </draw:frame>
        <presentation:notes draw:style-name="dp2">
          <draw:page-thumbnail draw:layer="layout" svg:width="32.764cm" svg:height="34.692cm" svg:x="-32.773cm" svg:y="-32.769cm" draw:page-number="29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ourier 10 Pitch'" style:font-pitch="fixed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2cm" svg:height="3.158cm" svg:x="1.27cm" svg:y="0.762cm" presentation:class="title" presentation:placeholder="true">
        <draw:text-box/>
      </draw:frame>
      <draw:frame presentation:style-name="Default-outline1" draw:layer="backgroundobjects" svg:width="22.842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09cm" svg:height="1.306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26cm" svg:height="1.306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909cm" svg:height="1.306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cm" svg:height="34.688cm" svg:x="-32.773cm" svg:y="-32.77cm" presentation:class="page"/>
        <draw:frame presentation:style-name="Default-notes" draw:layer="backgroundobjects" svg:width="15.222cm" svg:height="11.41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editing-duration>PT574H34M06S</meta:editing-duration>
    <meta:generator>OpenOffice.org/3.2$Unix OpenOffice.org_project/320m19$Build-9505</meta:generator>
    <dc:date>2012-01-03T11:47:13</dc:date>
    <dc:creator>Igor Polevoy</dc:creator>
    <meta:editing-cycles>18</meta:editing-cycles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